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e9e9e" draw:fill-color="#e3f2fd" draw:textarea-horizontal-align="justify" draw:textarea-vertical-align="middle" draw:auto-grow-height="false" fo:min-height="3.234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584cm" fo:min-width="3.62cm"/>
    </style:style>
    <style:style style:name="gr3" style:family="graphic" style:parent-style-name="standard">
      <style:graphic-properties draw:textarea-horizontal-align="justify" draw:textarea-vertical-align="middle" draw:auto-grow-height="false" fo:min-height="0.675cm" fo:min-width="0.78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4.576cm" fo:min-width="0cm"/>
    </style:style>
    <style:style style:name="gr5" style:family="graphic" style:parent-style-name="standard">
      <style:graphic-properties svg:stroke-color="#000000" draw:fill-color="#fff5ce" draw:textarea-horizontal-align="justify" draw:textarea-vertical-align="middle" draw:auto-grow-height="false" fo:min-height="7.079cm" fo:min-width="0.07cm"/>
    </style:style>
    <style:style style:name="P1" style:family="paragraph">
      <loext:graphic-properties draw:fill-color="#e3f2f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5c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67cm" svg:height="4.926cm" draw:transform="skewX (-0.774926187885482) rotate (-1.56032435128293) translate (14.384cm 5.44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318cm" svg:height="2.032cm" svg:x="1.635cm" svg:y="14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286cm" svg:height="1.651cm" draw:transform="rotate (-1.5707963267949) translate (7.604cm 14.84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0.381cm" svg:height="4.826cm" svg:x="6.588cm" svg:y="4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3.081cm" draw:transform="rotate (-1.5707963267949) translate (20.685cm 15.47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1:17:37.905048321</meta:creation-date>
    <dc:date>2021-10-29T02:06:49.582660618</dc:date>
    <meta:editing-duration>PT26M43S</meta:editing-duration>
    <meta:editing-cycles>1</meta:editing-cycles>
    <meta:document-statistic meta:object-count="5"/>
    <meta:generator>LibreOffice/6.4.7.2$Linux_X86_64 LibreOffice_project/40$Build-2</meta:generator>
  </office:meta>
</office:document-meta>
</file>